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18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7.75pt"/>
    </style:style>
    <style:style style:name="co9" style:family="table-column">
      <style:table-column-properties fo:break-before="auto" style:column-width="7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fo:language="en" fo:country="US" fo:text-shadow="none" fo:font-weight="normal" style:text-underline-mode="continuous" style:text-overline-mode="continuous" style:text-line-through-mode="continuous" style:language-asian="zh" style:country-asian="CN" style:font-weight-asian="normal" style:font-name-complex="DejaVu Sans" style:language-complex="hi" style:country-complex="IN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price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oshiba TB6600HG</text:p>
          </table:table-cell>
          <table:table-cell table:style-name="ce2" office:value-type="string" calcext:value-type="string">
            <text:p>HZIP25-P-1.00F</text:p>
          </table:table-cell>
          <table:table-cell table:style-name="ce2" office:value-type="string" calcext:value-type="string">
            <text:p>stepper driver IC</text:p>
          </table:table-cell>
          <table:table-cell table:style-name="ce6" table:formula="of:=HYPERLINK(&quot;https://www.aliexpress.com/item/2pcs-lot-new-original-TB6600HG-stepper-motor-driver-chip-ZIP25-package/32770866573.html?spm=2114.01010208.3.126.YmHGnx&amp;ws_ab_test=searchweb0_0,searchweb201602_1_10065_10068_10000032_10000025_10000029_430_10000028_10060_10062_10056_10055_10054_10059_10099_10000022_10000012_10103_10102_10000015_10101_10096_10000018_10000019_10052_10053_10107_10050_10106_10051_10000007_10084_10083_10080_10082_10081_10110_10111_10112_10113_10114_10115_10000041_10000044_10078_10079_10000038_10073_429_10000035,searchweb201603_2,afswitch_4,single_sort_3_price_asc&amp;btsid=6e11011e-a975-405f-bc1c-92b28cfe8a34&quot;;&quot;aliexpress&quot;)" office:value-type="string" office:string-value="aliexpress" calcext:value-type="string">
            <text:p>aliexpress</text:p>
          </table:table-cell>
          <table:table-cell table:style-name="ce7" office:value-type="float" office:value="3.5" calcext:value-type="float">
            <text:p>3.5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5" calcext:value-type="float">
            <text:p>3.50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74HC123D</text:p>
          </table:table-cell>
          <table:table-cell table:style-name="ce2" office:value-type="string" calcext:value-type="string">
            <text:p>SOIC 16 pin</text:p>
          </table:table-cell>
          <table:table-cell table:style-name="ce2" office:value-type="string" calcext:value-type="string">
            <text:p>monostable multivibrator</text:p>
          </table:table-cell>
          <table:table-cell table:style-name="ce6" table:formula="of:=HYPERLINK(&quot;http://de.farnell.com/nxp/74hc123d/74hc-cmos-smd-74hc123-soic16/dp/1085332?CMP=i-ddd7-00001003&quot;;&quot;1085332&quot;)" office:value-type="string" office:string-value="1085332" calcext:value-type="string">
            <text:p>1085332</text:p>
          </table:table-cell>
          <table:table-cell table:style-name="ce7" office:value-type="float" office:value="0.415" calcext:value-type="float">
            <text:p>0.4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.00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5.1K</text:p>
          </table:table-cell>
          <table:table-cell table:style-name="ce5" office:value-type="string" calcext:value-type="string">
            <text:p>WCR1206-5K1FI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welwyn/wcr1206-5k1fi/dickschichtwiderstand-5k1-1-0/dp/1100211?CMP=i-ddd7-00001003&quot;;&quot;1100211&quot;)" office:value-type="string" office:string-value="1100211" calcext:value-type="string">
            <text:p>1100211</text:p>
          </table:table-cell>
          <table:table-cell table:style-name="ce7" office:value-type="float" office:value="0.0286" calcext:value-type="float">
            <text:p>0.03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F4]*[.G4]" office:value-type="float" office:value="0.0572" calcext:value-type="float">
            <text:p>0.06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51K</text:p>
          </table:table-cell>
          <table:table-cell table:style-name="ce5" office:value-type="string" calcext:value-type="string">
            <text:p>WCR1206-51KFI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welwyn/wcr1206-51kfi/dickschichtwiderstand-51k-1-0/dp/1100237?CMP=i-ddd7-00001003&quot;;&quot;1100237&quot;)" office:value-type="string" office:string-value="1100237" calcext:value-type="string">
            <text:p>1100237</text:p>
          </table:table-cell>
          <table:table-cell table:style-name="ce7" office:value-type="float" office:value="0.0286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86" calcext:value-type="float">
            <text:p>0.29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24A</text:p>
          </table:table-cell>
          <table:table-cell table:style-name="ce5" office:value-type="string" calcext:value-type="string">
            <text:p>PM5.08/2/90 BLK</text:p>
          </table:table-cell>
          <table:table-cell table:style-name="ce5" office:value-type="float" office:value="5.08" calcext:value-type="float">
            <text:p>5.08</text:p>
          </table:table-cell>
          <table:table-cell table:style-name="ce2" office:value-type="string" calcext:value-type="string">
            <text:p>wire to board</text:p>
          </table:table-cell>
          <table:table-cell table:style-name="ce6" table:formula="of:=HYPERLINK(&quot;http://de.farnell.com/weidmuller/pm5-08-2-90-blk/anschlussblock-side-entry-2polig/dp/1131855?CMP=i-ddd7-00001003&quot;;&quot;1131855&quot;)" office:value-type="string" office:string-value="1131855" calcext:value-type="string">
            <text:p>1131855</text:p>
          </table:table-cell>
          <table:table-cell table:style-name="ce7" office:value-type="float" office:value="0.52" calcext:value-type="float">
            <text:p>0.5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[.F6]*[.G6]" office:value-type="float" office:value="1.56" calcext:value-type="float">
            <text:p>1.56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TS53YL103MR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rimmer potentiometer</text:p>
          </table:table-cell>
          <table:table-cell table:style-name="ce6" table:formula="of:=HYPERLINK(&quot;http://de.farnell.com/vishay/ts53yl103mr10/trimmpotentiometer-10k-1-gang/dp/1141474?CMP=i-ddd7-00001003&quot;;&quot;1141474&quot;)" office:value-type="string" office:string-value="1141474" calcext:value-type="string">
            <text:p>1141474</text:p>
          </table:table-cell>
          <table:table-cell table:style-name="ce7" office:value-type="float" office:value="1.15" calcext:value-type="float">
            <text:p>1.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5" calcext:value-type="float">
            <text:p>1.15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2.5KV</text:p>
          </table:table-cell>
          <table:table-cell table:style-name="ce5" office:value-type="string" calcext:value-type="string">
            <text:p>4N35</text:p>
          </table:table-cell>
          <table:table-cell table:style-name="ce2" office:value-type="string" calcext:value-type="string">
            <text:p>DIP 6 pin</text:p>
          </table:table-cell>
          <table:table-cell table:style-name="ce2" office:value-type="string" calcext:value-type="string">
            <text:p>optocoupler</text:p>
          </table:table-cell>
          <table:table-cell table:style-name="ce6" table:formula="of:=HYPERLINK(&quot;http://de.farnell.com/vishay/4n35/optokoppler-fototransistor-5000vrms/dp/1328375?CMP=i-ddd7-00001003&quot;;&quot;1523998&quot;)" office:value-type="string" office:string-value="1523998" calcext:value-type="string">
            <text:p>1523998</text:p>
          </table:table-cell>
          <table:table-cell table:style-name="ce7" office:value-type="float" office:value="0.325" calcext:value-type="float">
            <text:p>0.3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25" calcext:value-type="float">
            <text:p>0.33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5 switches</text:p>
          </table:table-cell>
          <table:table-cell table:style-name="ce5" office:value-type="string" calcext:value-type="string">
            <text:p>MCEIR-05</text:p>
          </table:table-cell>
          <table:table-cell table:style-name="ce2" office:value-type="string" calcext:value-type="string">
            <text:p>DIP 10 pin</text:p>
          </table:table-cell>
          <table:table-cell table:style-name="ce2" office:value-type="string" calcext:value-type="string">
            <text:p>DIP switch</text:p>
          </table:table-cell>
          <table:table-cell table:style-name="ce6" table:formula="of:=HYPERLINK(&quot;http://de.farnell.com/multicomp/mceir-05/schalter-dil-5polig/dp/1523998?CMP=i-ddd7-00001003&quot;;&quot;1328375&quot;)" office:value-type="string" office:string-value="1328375" calcext:value-type="string">
            <text:p>1328375</text:p>
          </table:table-cell>
          <table:table-cell table:style-name="ce7" office:value-type="float" office:value="0.481" calcext:value-type="float">
            <text:p>0.4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81" calcext:value-type="float">
            <text:p>0.48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yellow</text:p>
          </table:table-cell>
          <table:table-cell table:style-name="ce5" office:value-type="string" calcext:value-type="string">
            <text:p>MCL-S250Y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led</text:p>
          </table:table-cell>
          <table:table-cell table:style-name="ce6" table:formula="of:=HYPERLINK(&quot;http://de.farnell.com/multicomp/mcl-s250yc/led-smd-1206-gelb/dp/1581231?CMP=i-ddd7-00001003&quot;;&quot;1581231&quot;)" office:value-type="string" office:string-value="1581231" calcext:value-type="string">
            <text:p>1581231</text:p>
          </table:table-cell>
          <table:table-cell table:style-name="ce7" office:value-type="float" office:value="0.238" calcext:value-type="float">
            <text:p>0.2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38" calcext:value-type="float">
            <text:p>0.24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5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led</text:p>
          </table:table-cell>
          <table:table-cell table:style-name="ce6" table:formula="of:=HYPERLINK(&quot;http://de.farnell.com/multicomp/mcl-s250gc/led-smd-1206-gr-n/dp/1581232?CMP=i-ddd7-00001003&quot;;&quot;1581232&quot;)" office:value-type="string" office:string-value="1581232" calcext:value-type="string">
            <text:p>1581232</text:p>
          </table:table-cell>
          <table:table-cell table:style-name="ce7" office:value-type="float" office:value="0.214" calcext:value-type="float">
            <text:p>0.2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14" calcext:value-type="float">
            <text:p>0.21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5" office:value-type="string" calcext:value-type="string">
            <text:p>MC1206B103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capacitor</text:p>
          </table:table-cell>
          <table:table-cell table:style-name="ce6" table:formula="of:=HYPERLINK(&quot;http://de.farnell.com/multicomp/mc1206b103k500ct/kondensator-mlcc-x7r-10nf-50v/dp/1759350?CMP=i-ddd7-00001003&quot;;&quot;1759350&quot;)" office:value-type="string" office:string-value="1759350" calcext:value-type="string">
            <text:p>1759350</text:p>
          </table:table-cell>
          <table:table-cell table:style-name="ce7" office:value-type="float" office:value="0.0395" calcext:value-type="float">
            <text:p>0.0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0395" calcext:value-type="float">
            <text:p>0.04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3" office:value-type="string" calcext:value-type="string">
            <text:p>MC1206B104K101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capacitor</text:p>
          </table:table-cell>
          <table:table-cell table:style-name="ce6" table:formula="of:=HYPERLINK(&quot;http://de.farnell.com/multicomp/mc1206b104k101ct/kondensator-mlcc-x7r-100nf-100v/dp/1759366?CMP=i-ddd7-00001003&quot;;&quot;1759366&quot;)" office:value-type="string" office:string-value="1759366" calcext:value-type="string">
            <text:p>1759366</text:p>
          </table:table-cell>
          <table:table-cell table:style-name="ce7" office:value-type="float" office:value="0.0479" calcext:value-type="float">
            <text:p>0.05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F13]*[.G13]" office:value-type="float" office:value="0.1916" calcext:value-type="float">
            <text:p>0.19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3" office:value-type="string" calcext:value-type="string">
            <text:p>8.2 °C/W</text:p>
          </table:table-cell>
          <table:table-cell table:style-name="ce3" office:value-type="string" calcext:value-type="string">
            <text:p>BGA-STD-115</text:p>
          </table:table-cell>
          <table:table-cell table:style-name="ce2" office:value-type="string" calcext:value-type="string">
            <text:p>18-40-40</text:p>
          </table:table-cell>
          <table:table-cell table:style-name="ce2" office:value-type="string" calcext:value-type="string">
            <text:p>heatsink</text:p>
          </table:table-cell>
          <table:table-cell table:style-name="ce6" table:formula="of:=HYPERLINK(&quot;http://de.farnell.com/abl-heatsinks/bga-std-115/bga-k-hlk-rper-standard-8-2-c/dp/2084448?CMP=i-ddd7-00001003&quot;;&quot;2084448&quot;)" office:value-type="string" office:string-value="2084448" calcext:value-type="string">
            <text:p>208444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92" calcext:value-type="float">
            <text:p>1.92</text:p>
          </table:table-cell>
          <table:table-cell/>
          <table:table-cell table:style-name="ce11"/>
          <table:table-cell table:number-columns-repeated="246"/>
        </table:table-row>
        <table:table-row table:style-name="ro1">
          <table:table-cell table:style-name="ce2" office:value-type="float" office:value="0.68" calcext:value-type="float">
            <text:p>0.68</text:p>
          </table:table-cell>
          <table:table-cell table:style-name="ce5" office:value-type="string" calcext:value-type="string">
            <text:p>-</text:p>
          </table:table-cell>
          <table:table-cell table:style-name="ce2" office:value-type="float" office:value="2512" calcext:value-type="float">
            <text:p>2512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s://www.aliexpress.com/item/50-pcs-2512-SMD-Resistor-1W-0-68R-1-Chip-Resistor/32509428965.html?spm=2114.01010208.3.2.TeJAfO&amp;ws_ab_test=searchweb0_0,searchweb201602_1_10065_10068_10000032_10000025_10000029_430_10000028_10060_10062_10056_10055_10054_10059_10099_10000022_10000012_10103_10102_10000015_10101_10096_10000018_10000019_10052_10053_10107_10050_10106_10051_10000007_10084_10083_10080_10082_10081_10110_10111_10112_10113_10114_10115_10000041_10000044_10078_10079_10000038_10073_429_10000035,searchweb201603_2,afswitch_4,single_sort_3_price_asc&amp;btsid=df5380ec-1cf9-4127-a3dc-ceee4d29b515&quot;;&quot;aliexpress&quot;)" office:value-type="string" office:string-value="aliexpress" calcext:value-type="string">
            <text:p>aliexpress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6" calcext:value-type="float">
            <text:p>6</text:p>
          </table:table-cell>
          <table:table-cell table:style-name="ce8" table:formula="of:=[.F15]*[.G15]" office:value-type="float" office:value="0.174" calcext:value-type="float">
            <text:p>0.17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MCWR12X1002FTL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multicomp/mcwr12x1002ftl/dickschichtwiderstand-10kohm-1/dp/2447455?CMP=i-ddd7-00001003&quot;;&quot;2447455&quot;)" office:value-type="string" office:string-value="2447455" calcext:value-type="string">
            <text:p>2447455</text:p>
          </table:table-cell>
          <table:table-cell table:style-name="ce7" office:value-type="float" office:value="0.0113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0113" calcext:value-type="float">
            <text:p>0.01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MCWR12X1001FTL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multicomp/mcwr12x1001ftl/dickschichtwiderstand-1k-1-0-25w/dp/2447473?CMP=i-ddd7-00001003&quot;;&quot;2447473&quot;)" office:value-type="string" office:string-value="2447473" calcext:value-type="string">
            <text:p>2447473</text:p>
          </table:table-cell>
          <table:table-cell table:style-name="ce7" office:value-type="float" office:value="0.0116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formula="of:=[.F17]*[.G17]" office:value-type="float" office:value="0.0348" calcext:value-type="float">
            <text:p>0.03</text:p>
          </table:table-cell>
          <table:table-cell table:style-name="ce11"/>
          <table:table-cell table:number-columns-repeated="247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CWR12X3300FTL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multicomp/mcwr12x3300ftl/dickschichtwiderstand-330r-1-0/dp/2447504?CMP=i-ddd7-00001003&quot;;&quot;2447504&quot;)" office:value-type="string" office:string-value="2447504" calcext:value-type="string">
            <text:p>2447504</text:p>
          </table:table-cell>
          <table:table-cell table:style-name="ce7" office:value-type="float" office:value="0.0102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formula="of:=[.F18]*[.G18]" office:value-type="float" office:value="0.0306" calcext:value-type="float">
            <text:p>0.03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5" office:value-type="string" calcext:value-type="string">
            <text:p>MCWR12X4701FTL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multicomp/mcwr12x4701ftl/dickschichtwiderstand-4k7-1-0/dp/2447523?CMP=i-ddd7-00001003&quot;;&quot;2447523&quot;)" office:value-type="string" office:string-value="2447523" calcext:value-type="string">
            <text:p>2447523</text:p>
          </table:table-cell>
          <table:table-cell table:style-name="ce7" office:value-type="float" office:value="0.0123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formula="of:=[.F19]*[.G19]" office:value-type="float" office:value="0.0369" calcext:value-type="float">
            <text:p>0.04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56K</text:p>
          </table:table-cell>
          <table:table-cell table:style-name="ce5" office:value-type="string" calcext:value-type="string">
            <text:p>MCWR12X5602FTL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multicomp/mcwr12x5602ftl/dickschichtwiderstand-56kohm-1/dp/2447528?CMP=i-ddd7-00001003&quot;;&quot;2447528&quot;)" office:value-type="string" office:string-value="2447528" calcext:value-type="string">
            <text:p>2447528</text:p>
          </table:table-cell>
          <table:table-cell table:style-name="ce7" office:value-type="float" office:value="0.0118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0118" calcext:value-type="float">
            <text:p>0.01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6N137</text:p>
          </table:table-cell>
          <table:table-cell table:style-name="ce2" office:value-type="string" calcext:value-type="string">
            <text:p>DIP 8 pin</text:p>
          </table:table-cell>
          <table:table-cell table:style-name="ce2" office:value-type="string" calcext:value-type="string">
            <text:p>optocoupler</text:p>
          </table:table-cell>
          <table:table-cell table:style-name="ce6" table:formula="of:=HYPERLINK(&quot;https://www.aliexpress.com/item/10PCS-6N137-DIP8-ISOLATOR-2-5KVRMS-1CH-OPEN-NEW-GOOD-QUALITY/32674496188.html?spm=2114.01010208.3.1.XFZT6s&amp;ws_ab_test=searchweb0_0,searchweb201602_1_10065_10068_10501_10503_10000032_10000025_10000029_430_10000028_10060_10062_10056_503_10055_10054_10059_10099_501_10000022_10000012_10103_10102_10000015_10101_10096_10000018_10000019_10052_10053_10107_10050_10106_10051_10000007_10084_10083_10080_10082_10081_10110_10111_10112_10113_10114_10115_10000041_10000044_10078_10079_10000038_429_10073_10000035-10503_10501_10078,searchweb201603_2,afswitch_4,single_sort_3_default&amp;btsid=e4e2bba0-b0c9-4394-9ea3-504ed11c9167&quot;;&quot;aliexpress&quot;)" office:value-type="string" office:string-value="aliexpress" calcext:value-type="string">
            <text:p>aliexpress</text:p>
          </table:table-cell>
          <table:table-cell table:style-name="ce7" office:value-type="float" office:value="0.149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49" calcext:value-type="float">
            <text:p>0.15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330uF</text:p>
          </table:table-cell>
          <table:table-cell table:style-name="ce5" office:value-type="string" calcext:value-type="string">
            <text:p>MCKSK100M331J26S</text:p>
          </table:table-cell>
          <table:table-cell table:style-name="ce2" office:value-type="string" calcext:value-type="string">
            <text:p>DIP</text:p>
          </table:table-cell>
          <table:table-cell table:style-name="ce2" office:value-type="string" calcext:value-type="string">
            <text:p>through hole capacitor</text:p>
          </table:table-cell>
          <table:table-cell table:style-name="ce6" table:formula="of:=HYPERLINK(&quot;http://de.farnell.com/multicomp/mcksk100m331j26s/kondensator-alu-elko-330uf-100v/dp/2610809?CMP=i-ddd7-00001003&quot;;&quot;2610809&quot;)" office:value-type="string" office:string-value="2610809" calcext:value-type="string">
            <text:p>2610809</text:p>
          </table:table-cell>
          <table:table-cell table:style-name="ce7" office:value-type="float" office:value="0.772" calcext:value-type="float">
            <text:p>0.7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772" calcext:value-type="float">
            <text:p>0.77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100uF</text:p>
          </table:table-cell>
          <table:table-cell table:style-name="ce5" office:value-type="string" calcext:value-type="string">
            <text:p>MCVVT035M101EA6L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md capacitor</text:p>
          </table:table-cell>
          <table:table-cell table:style-name="ce6" table:formula="of:=HYPERLINK(&quot;http://de.farnell.com/multicomp/mcvvt035m101ea6l/kond-alu-elko-100uf-35v-becher/dp/2611381?CMP=i-ddd7-00001003&quot;;&quot;2611381&quot;)" office:value-type="string" office:string-value="2611381" calcext:value-type="string">
            <text:p>2611381</text:p>
          </table:table-cell>
          <table:table-cell table:style-name="ce7" office:value-type="float" office:value="0.158" calcext:value-type="float">
            <text:p>0.1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58" calcext:value-type="float">
            <text:p>0.16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2.5KV</text:p>
          </table:table-cell>
          <table:table-cell table:style-name="ce5" office:value-type="string" calcext:value-type="string">
            <text:p>TLP521-1</text:p>
          </table:table-cell>
          <table:table-cell table:style-name="ce2" office:value-type="string" calcext:value-type="string">
            <text:p>DIP 4 pin</text:p>
          </table:table-cell>
          <table:table-cell table:style-name="ce2" office:value-type="string" calcext:value-type="string">
            <text:p>optocoupler</text:p>
          </table:table-cell>
          <table:table-cell table:style-name="ce6" table:formula="of:=HYPERLINK(&quot;https://www.aliexpress.com/item/Line-in-TLP521-1-P521-1-Integrated-Transistor-Output-DIP-4-20-pcs/32764570714.html?spm=2114.01010208.3.195.JTGGRH&amp;ws_ab_test=searchweb0_0,searchweb201602_1_10065_10068_10000032_10000025_10000029_430_10000028_10060_10062_10056_10055_10054_10059_10099_10000022_10000012_10103_10102_10000015_10101_10096_10000018_10000019_10052_10053_10107_10050_10106_10051_10000007_10084_10083_10080_10082_10081_10110_10111_10112_10113_10114_10115_10000041_10000044_10078_10079_10000038_10073_429_10000035-10078,searchweb201603_2,afswitch_4,single_sort_3_price_asc&amp;btsid=57ab825f-9562-4b0e-a6f4-acc148b7ed62&quot;;&quot;aliexpress&quot;)" office:value-type="string" office:string-value="aliexpress" calcext:value-type="string">
            <text:p>aliexpress</text:p>
          </table:table-cell>
          <table:table-cell table:style-name="ce7" office:value-type="float" office:value="0.095" calcext:value-type="float">
            <text:p>0.1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095" calcext:value-type="float">
            <text:p>0.10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499K</text:p>
          </table:table-cell>
          <table:table-cell table:style-name="ce5" office:value-type="string" calcext:value-type="string">
            <text:p>MC0125W12061499K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://de.farnell.com/multicomp/mc0125w12061499k/dickschichtwiderst-499k-1-0-125w/dp/2142323&quot;;&quot;2142323&quot;)" office:value-type="string" office:string-value="2142323" calcext:value-type="string">
            <text:p>2142323</text:p>
          </table:table-cell>
          <table:table-cell table:style-name="ce7" office:value-type="float" office:value="0.0031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031" calcext:value-type="float">
            <text:p>0.03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MCL-S250SR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led</text:p>
          </table:table-cell>
          <table:table-cell table:style-name="ce6" table:formula="of:=HYPERLINK(&quot;http://de.farnell.com/multicomp/mcl-s250src/led-smd-1206-super-rot-markierung/dp/1581229&quot;;&quot;1581229&quot;)" office:value-type="string" office:string-value="1581229" calcext:value-type="string">
            <text:p>1581229</text:p>
          </table:table-cell>
          <table:table-cell table:style-name="ce7" office:value-type="float" office:value="0.15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5" calcext:value-type="float">
            <text:p>0.15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0.1”</text:p>
          </table:table-cell>
          <table:table-cell table:style-name="ce2" office:value-type="string" calcext:value-type="string">
            <text:p>pin headers</text:p>
          </table:table-cell>
          <table:table-cell table:style-name="ce6" table:formula="of:=HYPERLINK(&quot;http://www.ebay.de/itm/161710783850&quot;;&quot;ebay&quot;)" office:value-type="string" office:string-value="ebay" calcext:value-type="string">
            <text:p>ebay</text:p>
          </table:table-cell>
          <table:table-cell table:style-name="ce7" office:value-type="float" office:value="0.39" calcext:value-type="float">
            <text:p>0.3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39" calcext:value-type="float">
            <text:p>0.39</text:p>
          </table:table-cell>
          <table:table-cell table:style-name="ce11"/>
          <table:table-cell table:style-name="ce13"/>
          <table:table-cell table:number-columns-repeated="246"/>
        </table:table-row>
        <table:table-row table:style-name="ro1" table:number-rows-repeated="2">
          <table:table-cell table:style-name="ce2" table:number-columns-repeated="4"/>
          <table:table-cell table:style-name="ce6"/>
          <table:table-cell table:style-name="ce7"/>
          <table:table-cell table:style-name="ce2"/>
          <table:table-cell table:style-name="ce8"/>
          <table:table-cell table:style-name="ce11"/>
          <table:table-cell table:style-name="ce13"/>
          <table:table-cell table:number-columns-repeated="246"/>
        </table:table-row>
        <table:table-row table:style-name="ro1">
          <table:table-cell table:style-name="ce2" table:number-columns-repeated="7"/>
          <table:table-cell table:style-name="ce9" office:value-type="string" calcext:value-type="string">
            <text:p>Total price:</text:p>
          </table:table-cell>
          <table:table-cell table:style-name="ce12"/>
          <table:table-cell table:style-name="ce13"/>
          <table:table-cell table:number-columns-repeated="246"/>
        </table:table-row>
        <table:table-row table:style-name="ro1">
          <table:table-cell table:style-name="ce2" table:number-columns-repeated="7"/>
          <table:table-cell table:style-name="ce10" table:formula="of:=SUM([.H2:.H27])" office:value-type="float" office:value="13.0067" calcext:value-type="float">
            <text:p>13.01</text:p>
          </table:table-cell>
          <table:table-cell table:style-name="ce11" table:number-columns-repeated="2"/>
          <table:table-cell table:number-columns-repeated="246"/>
        </table:table-row>
        <table:table-row table:style-name="ro1" table:number-rows-repeated="967">
          <table:table-cell table:style-name="ce2" table:number-columns-repeated="8"/>
          <table:table-cell table:style-name="ce11" table:number-columns-repeated="2"/>
          <table:table-cell table:number-columns-repeated="246"/>
        </table:table-row>
        <table:table-row table:style-name="ro1" table:number-rows-repeated="104757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5:28:21.377965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7:21:11.704301078</dc:date>
    <meta:editing-duration>PT1H2M49S</meta:editing-duration>
    <meta:editing-cycles>19</meta:editing-cycles>
    <meta:generator>LibreOffice/5.1.4.2$Linux_X86_64 LibreOffice_project/10m0$Build-2</meta:generator>
    <meta:document-statistic meta:table-count="1" meta:cell-count="218" meta:object-count="0"/>
  </office:meta>
</office:document-meta>
</file>